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Resource.openInputStream( ClassLoader 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vaResource.JavaResource( String name ,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Resource.compareTo( Object anoth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avaResource.Jav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